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Muli" svg:font-family="Muli, sans-serif"/>
    <style:font-face style:name="monospace" svg:font-family="monospace"/>
    <style:font-face style:name="sans-serif" svg:font-family="sans-serif"/>
    <style:font-face style:name="Noto Mono1" svg:font-family="'Noto Mono'" style:font-pitch="fixed"/>
    <style:font-face style:name="Liberation Mono" svg:font-family="'Liberation Mono'" style:font-family-generic="modern" style:font-pitch="fixed"/>
    <style:font-face style:name="Noto Mono" svg:font-family="'Noto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6a225" officeooo:paragraph-rsid="0006a225"/>
    </style:style>
    <style:style style:name="P2" style:family="paragraph" style:parent-style-name="Standard">
      <style:text-properties officeooo:rsid="0003863c" officeooo:paragraph-rsid="0003863c"/>
    </style:style>
    <style:style style:name="P3" style:family="paragraph" style:parent-style-name="Standard">
      <style:text-properties style:font-name="Noto Mono1" fo:font-size="12pt" officeooo:rsid="001a7759" officeooo:paragraph-rsid="001a7759"/>
    </style:style>
    <style:style style:name="P4" style:family="paragraph" style:parent-style-name="Standard">
      <style:text-properties style:font-name="Noto Mono1" fo:font-size="12pt" officeooo:paragraph-rsid="002c7560" style:font-size-asian="12pt" style:font-size-complex="12pt"/>
    </style:style>
    <style:style style:name="P5" style:family="paragraph" style:parent-style-name="Standard">
      <style:text-properties style:font-name="monospace" fo:font-size="12pt" officeooo:paragraph-rsid="001a7759"/>
    </style:style>
    <style:style style:name="P6" style:family="paragraph" style:parent-style-name="Standard">
      <style:text-properties style:font-name="monospace" fo:font-size="12pt" officeooo:rsid="0012f08a" style:font-size-asian="11pt" style:font-size-complex="11pt"/>
    </style:style>
    <style:style style:name="P7" style:family="paragraph" style:parent-style-name="Standard">
      <style:paragraph-properties fo:line-height="115%" fo:text-align="justify" style:justify-single-word="false"/>
      <style:text-properties officeooo:paragraph-rsid="0003863c"/>
    </style:style>
    <style:style style:name="P8" style:family="paragraph" style:parent-style-name="Standard">
      <style:paragraph-properties fo:line-height="115%" fo:text-align="justify" style:justify-single-word="false"/>
      <style:text-properties style:font-name="Liberation Sans" fo:font-size="12pt" officeooo:paragraph-rsid="0003863c" style:font-size-asian="12pt" style:font-size-complex="12pt"/>
    </style:style>
    <style:style style:name="P9" style:family="paragraph" style:parent-style-name="Standard">
      <style:text-properties style:use-window-font-color="true" style:font-name="Noto Mono1" fo:font-size="11pt" fo:background-color="transparent" style:font-size-asian="11pt" style:font-size-complex="11pt"/>
    </style:style>
    <style:style style:name="P10" style:family="paragraph" style:parent-style-name="Standard">
      <style:text-properties style:use-window-font-color="true" style:font-name="Liberation Sans" fo:font-size="12pt" officeooo:paragraph-rsid="0012f08a" fo:background-color="transparent" style:font-size-asian="12pt" style:font-size-complex="12pt"/>
    </style:style>
    <style:style style:name="P11" style:family="paragraph" style:parent-style-name="Standard">
      <style:text-properties style:use-window-font-color="true" style:font-name="Liberation Sans" fo:font-size="12pt" officeooo:paragraph-rsid="002c7560" fo:background-color="transparent" style:font-size-asian="12pt" style:font-size-complex="12pt"/>
    </style:style>
    <style:style style:name="P12" style:family="paragraph" style:parent-style-name="Text_20_body">
      <style:text-properties style:font-name="Liberation Sans"/>
    </style:style>
    <style:style style:name="P13" style:family="paragraph" style:parent-style-name="Text_20_body">
      <style:text-properties style:font-name="Liberation Sans" fo:font-size="12pt" style:font-size-asian="12pt" style:font-size-complex="12pt"/>
    </style:style>
    <style:style style:name="P14" style:family="paragraph" style:parent-style-name="Text_20_body">
      <style:paragraph-properties fo:line-height="115%" fo:text-align="justify" style:justify-single-word="false"/>
      <style:text-properties style:font-name="Liberation Sans" fo:font-size="12pt" style:font-size-asian="12pt" style:font-size-complex="12pt"/>
    </style:style>
    <style:style style:name="P15" style:family="paragraph" style:parent-style-name="Text_20_body">
      <style:paragraph-properties fo:line-height="115%" fo:text-align="justify" style:justify-single-word="false"/>
      <style:text-properties style:font-name="Liberation Sans" fo:font-size="12pt" officeooo:paragraph-rsid="001f7c77" style:font-size-asian="12pt" style:font-size-complex="12pt"/>
    </style:style>
    <style:style style:name="P16" style:family="paragraph" style:parent-style-name="Text_20_body">
      <style:text-properties style:font-name="Liberation Sans" fo:font-size="12pt" officeooo:paragraph-rsid="00223529" style:font-size-asian="12pt" style:font-size-complex="12pt"/>
    </style:style>
    <style:style style:name="P17" style:family="paragraph" style:parent-style-name="Text_20_body">
      <style:text-properties style:font-name="Liberation Sans" fo:font-size="12pt" officeooo:paragraph-rsid="0022fd32" style:font-size-asian="12pt" style:font-size-complex="12pt"/>
    </style:style>
    <style:style style:name="P18" style:family="paragraph" style:parent-style-name="Text_20_body">
      <style:text-properties style:font-name="Liberation Sans" fo:font-size="12pt" officeooo:paragraph-rsid="0023fcb3" style:font-size-asian="12pt" style:font-size-complex="12pt"/>
    </style:style>
    <style:style style:name="P19" style:family="paragraph" style:parent-style-name="Text_20_body">
      <style:text-properties style:font-name="Liberation Sans" fo:font-size="12pt" officeooo:paragraph-rsid="002412e7" style:font-size-asian="12pt" style:font-size-complex="12pt"/>
    </style:style>
    <style:style style:name="P20" style:family="paragraph" style:parent-style-name="Text_20_body">
      <style:text-properties style:font-name="Liberation Sans" fo:font-size="12pt" officeooo:paragraph-rsid="002698ea" style:font-size-asian="12pt" style:font-size-complex="12pt"/>
    </style:style>
    <style:style style:name="P21" style:family="paragraph" style:parent-style-name="Text_20_body">
      <style:text-properties style:font-name="Liberation Sans" fo:font-size="12pt" officeooo:paragraph-rsid="00276b05" style:font-size-asian="12pt" style:font-size-complex="12pt"/>
    </style:style>
    <style:style style:name="P22" style:family="paragraph" style:parent-style-name="Text_20_body">
      <style:text-properties style:font-name="Liberation Sans" fo:font-size="12pt" officeooo:paragraph-rsid="00296233" style:font-size-asian="12pt" style:font-size-complex="12pt"/>
    </style:style>
    <style:style style:name="P23" style:family="paragraph" style:parent-style-name="Text_20_body">
      <style:text-properties style:font-name="Liberation Sans" fo:font-size="12pt" officeooo:paragraph-rsid="002bc51d" style:font-size-asian="12pt" style:font-size-complex="12pt"/>
    </style:style>
    <style:style style:name="P24" style:family="paragraph" style:parent-style-name="Text_20_body">
      <style:text-properties style:font-name="Liberation Sans" fo:font-size="12pt" officeooo:rsid="001fb443" officeooo:paragraph-rsid="002698ea" style:font-size-asian="12pt" style:font-size-complex="12pt"/>
    </style:style>
    <style:style style:name="P25" style:family="paragraph" style:parent-style-name="Text_20_body">
      <style:text-properties style:font-name="Liberation Sans" officeooo:paragraph-rsid="002bc51d"/>
    </style:style>
    <style:style style:name="P26" style:family="paragraph" style:parent-style-name="Text_20_body">
      <style:text-properties officeooo:paragraph-rsid="00223529"/>
    </style:style>
    <style:style style:name="P27" style:family="paragraph" style:parent-style-name="Text_20_body">
      <style:text-properties fo:font-size="12pt" officeooo:paragraph-rsid="00223529" style:font-size-asian="12pt" style:font-size-complex="12pt"/>
    </style:style>
    <style:style style:name="P28" style:family="paragraph" style:parent-style-name="Text_20_body">
      <style:text-properties officeooo:paragraph-rsid="002412e7"/>
    </style:style>
    <style:style style:name="P29" style:family="paragraph" style:parent-style-name="Text_20_body">
      <style:text-properties style:font-name="sans-serif" fo:font-size="14.25pt"/>
    </style:style>
    <style:style style:name="P30" style:family="paragraph" style:parent-style-name="Text_20_body">
      <style:text-properties style:font-name="sans-serif" fo:font-size="12pt" officeooo:paragraph-rsid="00223529" style:font-size-asian="12pt" style:font-size-complex="12pt"/>
    </style:style>
    <style:style style:name="P31" style:family="paragraph" style:parent-style-name="Text_20_body">
      <style:text-properties style:font-name="sans-serif" fo:font-size="13.5pt"/>
    </style:style>
    <style:style style:name="P32" style:family="paragraph" style:parent-style-name="Text_20_body">
      <style:text-properties officeooo:paragraph-rsid="002bc51d"/>
    </style:style>
    <style:style style:name="P33" style:family="paragraph" style:parent-style-name="Text_20_body">
      <style:text-properties officeooo:paragraph-rsid="002e4e88"/>
    </style:style>
    <style:style style:name="P34" style:family="paragraph" style:parent-style-name="Text_20_body">
      <style:text-properties style:use-window-font-color="true" officeooo:paragraph-rsid="002e4e88" fo:background-color="transparent"/>
    </style:style>
    <style:style style:name="P35" style:family="paragraph" style:parent-style-name="Text_20_body">
      <style:paragraph-properties fo:padding="0.049cm" fo:border="0.06pt solid #000000"/>
      <style:text-properties style:font-name="Noto Mono1" fo:font-size="12pt" style:font-size-asian="12pt" style:font-size-complex="12pt"/>
    </style:style>
    <style:style style:name="P36" style:family="paragraph" style:parent-style-name="Text_20_body">
      <style:paragraph-properties fo:padding="0.049cm" fo:border="0.06pt solid #000000"/>
      <style:text-properties style:font-name="Noto Mono1" fo:font-size="12pt" officeooo:paragraph-rsid="00223529" style:font-size-asian="12pt" style:font-size-complex="12pt"/>
    </style:style>
    <style:style style:name="P37" style:family="paragraph" style:parent-style-name="Text_20_body">
      <style:paragraph-properties fo:padding="0.049cm" fo:border="0.06pt solid #000000"/>
      <style:text-properties style:font-name="Noto Mono1" fo:font-size="12pt" officeooo:paragraph-rsid="0022fd32" style:font-size-asian="12pt" style:font-size-complex="12pt"/>
    </style:style>
    <style:style style:name="P38" style:family="paragraph" style:parent-style-name="Text_20_body">
      <style:paragraph-properties fo:padding="0.049cm" fo:border="0.06pt solid #000000"/>
      <style:text-properties style:font-name="Noto Mono1" fo:font-size="12pt" officeooo:paragraph-rsid="0023fcb3" style:font-size-asian="12pt" style:font-size-complex="12pt"/>
    </style:style>
    <style:style style:name="P39" style:family="paragraph" style:parent-style-name="Text_20_body">
      <style:paragraph-properties fo:padding="0.049cm" fo:border="0.06pt solid #000000"/>
      <style:text-properties style:font-name="Noto Mono1" fo:font-size="12pt" officeooo:paragraph-rsid="002412e7" style:font-size-asian="12pt" style:font-size-complex="12pt"/>
    </style:style>
    <style:style style:name="P40" style:family="paragraph" style:parent-style-name="Text_20_body">
      <style:paragraph-properties fo:padding="0.049cm" fo:border="0.06pt solid #000000"/>
      <style:text-properties style:font-name="Noto Mono1" fo:font-size="12pt" officeooo:paragraph-rsid="002412e7"/>
    </style:style>
    <style:style style:name="P41" style:family="paragraph" style:parent-style-name="Text_20_body">
      <style:paragraph-properties fo:padding="0.049cm" fo:border="0.06pt solid #000000"/>
      <style:text-properties officeooo:paragraph-rsid="002c0806"/>
    </style:style>
    <style:style style:name="P42" style:family="paragraph" style:parent-style-name="Standard">
      <style:paragraph-properties fo:padding="0.049cm" fo:border="0.06pt solid #000000"/>
      <style:text-properties style:use-window-font-color="true" officeooo:paragraph-rsid="002c7560" fo:background-color="transparent"/>
    </style:style>
    <style:style style:name="P43" style:family="paragraph" style:parent-style-name="Text_20_body" style:master-page-name="">
      <loext:graphic-properties draw:fill="none"/>
      <style:paragraph-properties fo:margin-left="0.7cm" fo:margin-right="0cm" fo:margin-top="0cm" fo:margin-bottom="0.247cm" loext:contextual-spacing="false" fo:line-height="115%" fo:text-align="justify" style:justify-single-word="false" fo:text-indent="0cm" style:auto-text-indent="false" style:page-number="auto" fo:background-color="transparent" fo:padding="0.049cm" fo:border="0.06pt solid #000000"/>
      <style:text-properties style:font-name="Liberation Sans" fo:font-size="12pt" officeooo:rsid="001fb443" officeooo:paragraph-rsid="002698ea" style:font-size-asian="12pt" style:font-size-complex="12pt"/>
    </style:style>
    <style:style style:name="P4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e4e88"/>
    </style:style>
    <style:style style:name="P4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Muli" fo:font-size="10.1999998092651pt" fo:letter-spacing="normal" fo:font-style="normal" fo:font-weight="normal" officeooo:paragraph-rsid="002e4e88" fo:background-color="transparent" style:font-size-asian="12pt" style:font-size-complex="12pt" loext:padding="0cm" loext:border="none"/>
    </style:style>
    <style:style style:name="P46" style:family="paragraph" style:parent-style-name="Text_20_body">
      <style:paragraph-properties fo:margin-left="0cm" fo:margin-right="0cm" fo:margin-top="0cm" fo:margin-bottom="0cm" loext:contextual-spacing="false" fo:orphans="2" fo:widows="2" fo:text-indent="0cm" style:auto-text-indent="false"/>
      <style:text-properties style:use-window-font-color="true" style:font-name="Arial" fo:font-size="12pt" officeooo:paragraph-rsid="002e4e88" style:font-size-asian="12pt" style:font-size-complex="12pt"/>
    </style:style>
    <style:style style:name="P47" style:family="paragraph" style:parent-style-name="Text_20_body">
      <style:paragraph-properties fo:margin-left="0cm" fo:margin-right="0cm" fo:margin-top="0cm" fo:margin-bottom="0cm" loext:contextual-spacing="false" fo:orphans="2" fo:widows="2" fo:text-indent="0cm" style:auto-text-indent="false" fo:padding="0.049cm" fo:border="0.06pt solid #000000"/>
      <style:text-properties fo:font-variant="normal" fo:text-transform="none" style:use-window-font-color="true" style:font-name="Noto Mono" fo:font-size="10.1999998092651pt" fo:letter-spacing="normal" fo:font-style="normal" fo:font-weight="normal" officeooo:paragraph-rsid="002e4e88" fo:background-color="transparent" style:font-size-asian="12pt" style:font-size-complex="12pt" loext:padding="0cm" loext:border="none"/>
    </style:style>
    <style:style style:name="P48" style:family="paragraph" style:parent-style-name="Text_20_body">
      <style:paragraph-properties fo:margin-left="0cm" fo:margin-right="0cm" fo:margin-top="0cm" fo:margin-bottom="0cm" loext:contextual-spacing="false" fo:orphans="2" fo:widows="2" fo:text-indent="0cm" style:auto-text-indent="false" fo:padding="0.049cm" fo:border="0.06pt solid #000000"/>
      <style:text-properties fo:font-variant="normal" fo:text-transform="none" style:use-window-font-color="true" style:font-name="Noto Mono" fo:font-size="10.1999998092651pt" fo:letter-spacing="normal" fo:font-style="normal" fo:font-weight="bold" officeooo:paragraph-rsid="002e4e88" fo:background-color="transparent" style:font-size-asian="12pt" style:font-weight-asian="bold" style:font-size-complex="12pt" style:font-weight-complex="bold" loext:padding="0cm" loext:border="none"/>
    </style:style>
    <style:style style:name="P49" style:family="paragraph" style:parent-style-name="Text_20_body">
      <style:paragraph-properties fo:margin-left="0cm" fo:margin-right="0cm" fo:margin-top="0cm" fo:margin-bottom="0cm" loext:contextual-spacing="false" fo:orphans="2" fo:widows="2" fo:text-indent="0cm" style:auto-text-indent="false" fo:padding="0.049cm" fo:border="0.06pt solid #000000"/>
      <style:text-properties officeooo:paragraph-rsid="002e4e88"/>
    </style:style>
    <style:style style:name="P50" style:family="paragraph" style:parent-style-name="Text_20_body">
      <style:paragraph-properties fo:margin-left="0cm" fo:margin-right="0cm" fo:margin-top="0cm" fo:margin-bottom="0cm" loext:contextual-spacing="false" fo:orphans="2" fo:widows="2" fo:text-indent="0cm" style:auto-text-indent="false" fo:padding="0.049cm" fo:border="0.06pt solid #000000"/>
      <style:text-properties style:use-window-font-color="true" style:font-name="Noto Mono" officeooo:paragraph-rsid="002e4e88" fo:background-color="transparent"/>
    </style:style>
    <style:style style:name="P51" style:family="paragraph" style:parent-style-name="Heading_20_1">
      <style:paragraph-properties fo:text-align="center" style:justify-single-word="false"/>
      <style:text-properties officeooo:rsid="001f7c77" officeooo:paragraph-rsid="001f7c77"/>
    </style:style>
    <style:style style:name="P52" style:family="paragraph" style:parent-style-name="Heading_20_2">
      <style:text-properties officeooo:rsid="00223529" officeooo:paragraph-rsid="00223529"/>
    </style:style>
    <style:style style:name="P53" style:family="paragraph" style:parent-style-name="Heading_20_2" style:list-style-name="">
      <style:text-properties officeooo:rsid="00223529" officeooo:paragraph-rsid="00223529"/>
    </style:style>
    <style:style style:name="P54" style:family="paragraph" style:parent-style-name="Heading_20_2">
      <style:text-properties officeooo:rsid="002e4e88" officeooo:paragraph-rsid="002e4e88"/>
    </style:style>
    <style:style style:name="P55" style:family="paragraph" style:parent-style-name="Heading_20_2">
      <style:text-properties style:use-window-font-color="true" fo:background-color="transparent"/>
    </style:style>
    <style:style style:name="P56" style:family="paragraph" style:parent-style-name="Heading_20_2">
      <style:paragraph-properties fo:break-before="page"/>
      <style:text-properties officeooo:rsid="00223529" officeooo:paragraph-rsid="00223529"/>
    </style:style>
    <style:style style:name="P57" style:family="paragraph" style:parent-style-name="Heading_20_3">
      <style:text-properties style:font-name="Liberation Sans" fo:font-size="12pt" officeooo:paragraph-rsid="002bc51d" style:font-size-asian="12pt" style:font-size-complex="12pt"/>
    </style:style>
    <style:style style:name="P58" style:family="paragraph" style:parent-style-name="Heading_20_3">
      <style:text-properties officeooo:paragraph-rsid="002412e7"/>
    </style:style>
    <style:style style:name="P59" style:family="paragraph" style:parent-style-name="Text_20_body" style:list-style-name="L1">
      <style:paragraph-properties fo:line-height="115%" fo:text-align="justify" style:justify-single-word="false"/>
      <style:text-properties style:font-name="Liberation Sans" fo:font-size="12pt" officeooo:paragraph-rsid="001f7c77" style:font-size-asian="12pt" style:font-size-complex="12pt"/>
    </style:style>
    <style:style style:name="P60" style:family="paragraph" style:parent-style-name="Text_20_body" style:list-style-name="L3">
      <style:paragraph-properties fo:line-height="115%" fo:text-align="justify" style:justify-single-word="false"/>
      <style:text-properties style:font-name="Liberation Sans" fo:font-size="12pt" officeooo:paragraph-rsid="0025ccd6" style:font-size-asian="12pt" style:font-size-complex="12pt"/>
    </style:style>
    <style:style style:name="P61" style:family="paragraph" style:parent-style-name="Text_20_body" style:list-style-name="L2">
      <style:text-properties style:font-name="Liberation Sans" fo:font-size="12pt" style:font-size-asian="12pt" style:font-size-complex="12pt"/>
    </style:style>
    <style:style style:name="P62" style:family="paragraph" style:parent-style-name="Text_20_body" style:list-style-name="L2">
      <style:text-properties style:font-name="Liberation Sans" fo:font-size="12pt" officeooo:rsid="001fb443" officeooo:paragraph-rsid="001fb443" style:font-size-asian="12pt" style:font-size-complex="12pt"/>
    </style:style>
    <style:style style:name="P63" style:family="paragraph" style:parent-style-name="Text_20_body" style:list-style-name="L2">
      <style:text-properties style:font-name="Liberation Sans" officeooo:rsid="001f7c77" officeooo:paragraph-rsid="001fb443"/>
    </style:style>
    <style:style style:name="P64" style:family="paragraph" style:parent-style-name="Text_20_body" style:list-style-name="L1">
      <style:paragraph-properties fo:line-height="115%" fo:text-align="justify" style:justify-single-word="false"/>
      <style:text-properties officeooo:paragraph-rsid="001f7c77"/>
    </style:style>
    <style:style style:name="P65" style:family="paragraph" style:parent-style-name="Text_20_body" style:list-style-name="L2">
      <style:text-properties officeooo:paragraph-rsid="0025ccd6"/>
    </style:style>
    <style:style style:name="P66" style:family="paragraph" style:parent-style-name="Text_20_body" style:list-style-name="L2">
      <style:paragraph-properties fo:padding="0.049cm" fo:border="0.06pt solid #000000"/>
      <style:text-properties officeooo:paragraph-rsid="001fb443"/>
    </style:style>
    <style:style style:name="P67" style:family="paragraph" style:parent-style-name="Text_20_body" style:list-style-name="L2">
      <style:paragraph-properties fo:padding="0.049cm" fo:border="0.06pt solid #000000"/>
      <style:text-properties style:font-name="Noto Mono1" fo:font-size="12pt" officeooo:rsid="001fb443" officeooo:paragraph-rsid="001fb443" style:font-size-asian="12pt" style:font-size-complex="12pt"/>
    </style:style>
    <style:style style:name="P68" style:family="paragraph" style:parent-style-name="Text_20_body" style:list-style-name="L2">
      <style:paragraph-properties fo:padding="0.049cm" fo:border="0.06pt solid #000000"/>
      <style:text-properties style:font-name="Noto Mono1" fo:font-size="12pt" officeooo:rsid="001fb443" officeooo:paragraph-rsid="0025ccd6" style:font-size-asian="12pt" style:font-size-complex="12pt"/>
    </style:style>
    <style:style style:name="P69" style:family="paragraph" style:parent-style-name="Text_20_body" style:list-style-name="L2">
      <style:paragraph-properties fo:padding="0.049cm" fo:border="0.06pt solid #000000"/>
      <style:text-properties style:font-name="Noto Mono1" fo:font-size="12pt" officeooo:rsid="001fb443" officeooo:paragraph-rsid="0020e16b" style:font-size-asian="12pt" style:font-size-complex="12pt"/>
    </style:style>
    <style:style style:name="P70" style:family="paragraph" style:parent-style-name="Text_20_body">
      <style:paragraph-properties fo:margin-left="0cm" fo:margin-right="0cm" fo:margin-top="0cm" fo:margin-bottom="0cm" loext:contextual-spacing="false" fo:orphans="2" fo:widows="2" fo:text-indent="0cm" style:auto-text-indent="false"/>
      <style:text-properties style:use-window-font-color="true" style:font-name="Arial" fo:font-size="12pt" officeooo:paragraph-rsid="002e4e88" style:font-size-asian="12pt" style:font-size-complex="12pt"/>
    </style:style>
    <style:style style:name="P7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e4e88"/>
    </style:style>
    <style:style style:name="T1" style:family="text">
      <style:text-properties officeooo:rsid="00243fb8"/>
    </style:style>
    <style:style style:name="T2" style:family="text">
      <style:text-properties fo:font-weight="bold" style:font-weight-asian="bold" style:font-weight-complex="bold"/>
    </style:style>
    <style:style style:name="T3" style:family="text">
      <style:text-properties fo:font-weight="bold" officeooo:rsid="001fb443" style:font-weight-asian="bold" style:font-weight-complex="bold"/>
    </style:style>
    <style:style style:name="T4" style:family="text">
      <style:text-properties style:font-name="sans-serif"/>
    </style:style>
    <style:style style:name="T5" style:family="text">
      <style:text-properties style:font-name="sans-serif" fo:font-size="14.25pt"/>
    </style:style>
    <style:style style:name="T6" style:family="text">
      <style:text-properties style:font-name="sans-serif" fo:font-size="14.25pt" officeooo:rsid="0023fcb3"/>
    </style:style>
    <style:style style:name="T7" style:family="text">
      <style:text-properties officeooo:rsid="001f7c77"/>
    </style:style>
    <style:style style:name="T8" style:family="text">
      <style:text-properties style:font-name="Liberation Sans"/>
    </style:style>
    <style:style style:name="T9" style:family="text">
      <style:text-properties style:font-name="Liberation Sans" fo:font-size="12pt" style:font-size-asian="12pt" style:font-size-complex="12pt"/>
    </style:style>
    <style:style style:name="T10" style:family="text">
      <style:text-properties style:font-name="Liberation Sans" fo:font-size="12pt" officeooo:rsid="0003863c" style:font-size-asian="12pt" style:font-size-complex="12pt"/>
    </style:style>
    <style:style style:name="T11" style:family="text">
      <style:text-properties style:font-name="Liberation Sans" fo:font-size="12pt" officeooo:rsid="001f7c77" style:font-size-asian="12pt" style:font-size-complex="12pt"/>
    </style:style>
    <style:style style:name="T12" style:family="text">
      <style:text-properties style:font-name="Liberation Sans" fo:font-size="12pt" officeooo:rsid="002bc51d" style:font-size-asian="12pt" style:font-size-complex="12pt"/>
    </style:style>
    <style:style style:name="T13" style:family="text">
      <style:text-properties style:font-name="Liberation Sans" fo:font-size="12pt" officeooo:rsid="00276b05" style:font-size-asian="12pt" style:font-size-complex="12pt"/>
    </style:style>
    <style:style style:name="T14" style:family="text">
      <style:text-properties style:font-name="Liberation Sans" fo:font-size="12pt" fo:font-weight="bold" style:font-size-asian="12pt" style:font-weight-asian="bold" style:font-size-complex="12pt" style:font-weight-complex="bold"/>
    </style:style>
    <style:style style:name="T15"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6" style:family="text">
      <style:text-properties style:font-name="Liberation Sans" fo:font-size="12pt" fo:font-style="italic" style:font-size-asian="12pt" style:font-style-asian="italic" style:font-size-complex="12pt" style:font-style-complex="italic"/>
    </style:style>
    <style:style style:name="T17" style:family="text">
      <style:text-properties style:font-name="Liberation Sans" fo:font-size="12pt" fo:font-style="italic" officeooo:rsid="002412e7" style:font-size-asian="12pt" style:font-style-asian="italic" style:font-size-complex="12pt" style:font-style-complex="italic"/>
    </style:style>
    <style:style style:name="T18" style:family="text">
      <style:text-properties style:font-name="Liberation Sans" fo:font-size="12pt" fo:font-style="italic" officeooo:rsid="002c0806" style:font-size-asian="12pt" style:font-style-asian="italic" style:font-size-complex="12pt" style:font-style-complex="italic"/>
    </style:style>
    <style:style style:name="T19" style:family="text">
      <style:text-properties style:font-name="Liberation Sans" fo:font-size="12pt" fo:font-weight="normal" style:font-size-asian="12pt" style:font-weight-asian="normal" style:font-size-complex="12pt" style:font-weight-complex="normal"/>
    </style:style>
    <style:style style:name="T20" style:family="text">
      <style:text-properties style:font-name="Liberation Sans" fo:font-size="12pt" fo:font-weight="normal" officeooo:rsid="002c0806" style:font-size-asian="12pt" style:font-weight-asian="normal" style:font-size-complex="12pt" style:font-weight-complex="normal"/>
    </style:style>
    <style:style style:name="T21" style:family="text">
      <style:text-properties style:font-name="Liberation Sans" officeooo:rsid="001f7c77"/>
    </style:style>
    <style:style style:name="T22" style:family="text">
      <style:text-properties style:font-name="Liberation Sans" fo:font-style="italic" style:font-style-asian="italic" style:font-style-complex="italic"/>
    </style:style>
    <style:style style:name="T23" style:family="text">
      <style:text-properties style:font-name="Liberation Sans" fo:font-weight="bold" style:font-weight-asian="bold" style:font-weight-complex="bold"/>
    </style:style>
    <style:style style:name="T24" style:family="text">
      <style:text-properties style:font-name="Liberation Sans" officeooo:rsid="00276b05"/>
    </style:style>
    <style:style style:name="T25" style:family="text">
      <style:text-properties style:font-name="Noto Mono1"/>
    </style:style>
    <style:style style:name="T26" style:family="text">
      <style:text-properties style:font-name="Noto Mono1" fo:font-size="12pt"/>
    </style:style>
    <style:style style:name="T27" style:family="text">
      <style:text-properties style:font-name="Noto Mono1" fo:font-size="12pt" style:font-size-asian="12pt" style:font-size-complex="12pt"/>
    </style:style>
    <style:style style:name="T28" style:family="text">
      <style:text-properties style:font-name="Noto Mono1" fo:font-size="12pt" fo:font-weight="normal" style:font-size-asian="12pt" style:font-weight-asian="normal" style:font-size-complex="12pt" style:font-weight-complex="normal"/>
    </style:style>
    <style:style style:name="T29" style:family="text">
      <style:text-properties style:font-name="Noto Mono1" fo:font-size="12pt" fo:font-weight="normal" officeooo:rsid="002c0806" style:font-size-asian="12pt" style:font-weight-asian="normal" style:font-size-complex="12pt" style:font-weight-complex="normal"/>
    </style:style>
    <style:style style:name="T30" style:family="text">
      <style:text-properties style:font-name="Noto Mono1" fo:font-size="13.5pt" style:font-size-asian="12pt" style:font-size-complex="12pt"/>
    </style:style>
    <style:style style:name="T31" style:family="text">
      <style:text-properties officeooo:rsid="001fb443"/>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officeooo:rsid="0025ccd6"/>
    </style:style>
    <style:style style:name="T34" style:family="text">
      <style:text-properties officeooo:rsid="002698ea"/>
    </style:style>
    <style:style style:name="T35" style:family="text">
      <style:text-properties officeooo:rsid="002c0806"/>
    </style:style>
    <style:style style:name="T36" style:family="text">
      <style:text-properties fo:font-variant="normal" fo:text-transform="none" style:use-window-font-color="true" style:font-name="Arial" fo:font-size="12pt" fo:letter-spacing="normal" fo:font-style="normal" fo:font-weight="normal" fo:background-color="transparent" loext:char-shading-value="0" style:font-size-asian="12pt" style:font-size-complex="12pt" loext:padding="0cm" loext:border="none"/>
    </style:style>
    <style:style style:name="T37" style:family="text">
      <style:text-properties fo:font-variant="normal" fo:text-transform="none" style:use-window-font-color="true" style:font-name="Arial" fo:font-size="12pt" fo:letter-spacing="normal" fo:font-style="normal" fo:font-weight="normal" officeooo:rsid="000f7bef" fo:background-color="transparent" loext:char-shading-value="0" style:font-size-asian="12pt" style:font-size-complex="12pt" loext:padding="0cm" loext:border="none"/>
    </style:style>
    <style:style style:name="T38" style:family="text">
      <style:text-properties fo:font-variant="normal" fo:text-transform="none" style:use-window-font-color="true" style:font-name="Arial" fo:font-size="12pt" fo:letter-spacing="normal" fo:font-style="normal" fo:font-weight="normal" officeooo:rsid="001005f8" fo:background-color="transparent" loext:char-shading-value="0" style:font-size-asian="12pt" style:font-size-complex="12pt" loext:padding="0cm" loext:border="none"/>
    </style:style>
    <style:style style:name="T39" style:family="text">
      <style:text-properties fo:font-variant="normal" fo:text-transform="none" style:use-window-font-color="true" style:font-name="Arial" fo:font-size="12pt" fo:letter-spacing="normal" fo:font-style="normal" fo:font-weight="normal" officeooo:rsid="00112ea2" fo:background-color="transparent" loext:char-shading-value="0" style:font-size-asian="12pt" style:font-size-complex="12pt" loext:padding="0cm" loext:border="none"/>
    </style:style>
    <style:style style:name="T40" style:family="text">
      <style:text-properties fo:font-variant="normal" fo:text-transform="none" style:use-window-font-color="true" style:font-name="Arial" fo:font-size="12pt" fo:letter-spacing="normal" fo:font-style="normal" fo:font-weight="normal" officeooo:rsid="00130b81" fo:background-color="transparent" loext:char-shading-value="0" style:font-size-asian="12pt" style:font-size-complex="12pt" loext:padding="0cm" loext:border="none"/>
    </style:style>
    <style:style style:name="T41" style:family="text">
      <style:text-properties fo:font-variant="normal" fo:text-transform="none" style:use-window-font-color="true" style:font-name="Arial" fo:font-size="12pt" fo:letter-spacing="normal" fo:font-style="normal" fo:font-weight="normal" style:font-size-asian="12pt" style:font-size-complex="12pt" loext:padding="0cm" loext:border="none"/>
    </style:style>
    <style:style style:name="T42" style:family="text">
      <style:text-properties fo:font-variant="normal" fo:text-transform="none" style:use-window-font-color="true" style:font-name="Arial" fo:font-size="12pt" fo:letter-spacing="normal" fo:font-style="normal" fo:font-weight="normal" officeooo:rsid="000f7bef" style:font-size-asian="12pt" style:font-size-complex="12pt" loext:padding="0cm" loext:border="none"/>
    </style:style>
    <style:style style:name="T43" style:family="text">
      <style:text-properties fo:font-variant="normal" fo:text-transform="none" style:use-window-font-color="true" style:font-name="Arial" fo:font-size="12pt" fo:letter-spacing="normal" fo:font-style="normal" fo:font-weight="normal" officeooo:rsid="00147ebb" style:font-size-asian="12pt" style:font-size-complex="12pt" loext:padding="0cm" loext:border="none"/>
    </style:style>
    <style:style style:name="T44" style:family="text">
      <style:text-properties fo:font-variant="normal" fo:text-transform="none" style:use-window-font-color="true" style:font-name="Arial" fo:font-size="12pt" fo:letter-spacing="normal" fo:font-style="normal" fo:font-weight="normal" officeooo:rsid="002e9308" style:font-size-asian="12pt" style:font-size-complex="12pt" loext:padding="0cm" loext:border="none"/>
    </style:style>
    <style:style style:name="T45" style:family="text">
      <style:text-properties fo:font-variant="normal" fo:text-transform="none" style:use-window-font-color="true" style:font-name="Arial" fo:font-size="12pt" fo:letter-spacing="normal" fo:font-style="normal" fo:font-weight="bold" fo:background-color="transparent" loext:char-shading-value="0" style:font-size-asian="12pt" style:font-weight-asian="bold" style:font-size-complex="12pt" style:font-weight-complex="bold" loext:padding="0cm" loext:border="none"/>
    </style:style>
    <style:style style:name="T46" style:family="text">
      <style:text-properties fo:font-variant="normal" fo:text-transform="none" style:use-window-font-color="true" style:font-name="Arial" fo:font-size="12pt" fo:letter-spacing="normal" fo:font-style="normal" fo:font-weight="bold" officeooo:rsid="00147ebb" style:font-size-asian="12pt" style:font-weight-asian="bold" style:font-size-complex="12pt" style:font-weight-complex="bold" loext:padding="0cm" loext:border="none"/>
    </style:style>
    <style:style style:name="T47" style:family="text">
      <style:text-properties fo:font-variant="normal" fo:text-transform="none" style:use-window-font-color="true" style:font-name="Arial" fo:font-size="12pt" fo:letter-spacing="normal" fo:font-style="italic" fo:font-weight="bold" officeooo:rsid="000f7bef" fo:background-color="transparent" loext:char-shading-value="0" style:font-size-asian="12pt" style:font-style-asian="italic" style:font-weight-asian="bold" style:font-size-complex="12pt" style:font-style-complex="italic" style:font-weight-complex="bold" loext:padding="0cm" loext:border="none"/>
    </style:style>
    <style:style style:name="T48" style:family="text">
      <style:text-properties fo:font-variant="normal" fo:text-transform="none" style:use-window-font-color="true" style:font-name="Arial" fo:font-size="12pt" fo:letter-spacing="normal" fo:font-style="italic" fo:font-weight="bold" officeooo:rsid="00112ea2" fo:background-color="transparent" loext:char-shading-value="0" style:font-size-asian="12pt" style:font-style-asian="italic" style:font-weight-asian="bold" style:font-size-complex="12pt" style:font-style-complex="italic" style:font-weight-complex="bold" loext:padding="0cm" loext:border="none"/>
    </style:style>
    <style:style style:name="T49" style:family="text">
      <style:text-properties fo:font-variant="normal" fo:text-transform="none" style:use-window-font-color="true" style:font-name="Arial" fo:font-size="12pt" fo:letter-spacing="normal" fo:font-style="italic" fo:font-weight="normal" fo:background-color="transparent" loext:char-shading-value="0" style:font-size-asian="12pt" style:font-style-asian="italic" style:font-weight-asian="normal" style:font-size-complex="12pt" style:font-style-complex="italic" style:font-weight-complex="normal" loext:padding="0cm" loext:border="none"/>
    </style:style>
    <style:style style:name="T50" style:family="text">
      <style:text-properties fo:font-variant="normal" fo:text-transform="none" style:use-window-font-color="true" style:font-name="Arial" fo:font-size="12pt" fo:letter-spacing="normal" fo:font-style="italic" fo:font-weight="normal" officeooo:rsid="000f7bef" fo:background-color="transparent" loext:char-shading-value="0" style:font-size-asian="12pt" style:font-style-asian="italic" style:font-weight-asian="normal" style:font-size-complex="12pt" style:font-style-complex="italic" style:font-weight-complex="normal" loext:padding="0cm" loext:border="none"/>
    </style:style>
    <style:style style:name="T51" style:family="text">
      <style:text-properties fo:font-variant="normal" fo:text-transform="none" style:use-window-font-color="true" style:font-name="Muli" fo:font-size="10.1999998092651pt" fo:letter-spacing="normal" fo:font-style="normal" fo:font-weight="normal" fo:background-color="transparent" loext:char-shading-value="0" style:font-size-asian="12pt" style:font-size-complex="12pt" loext:padding="0cm" loext:border="none"/>
    </style:style>
    <style:style style:name="T52" style:family="text">
      <style:text-properties fo:font-variant="normal" fo:text-transform="none" style:use-window-font-color="true" style:font-name="Noto Mono" fo:font-size="10pt" fo:letter-spacing="normal" fo:font-style="normal" fo:font-weight="normal" fo:background-color="transparent" loext:char-shading-value="0" style:font-size-asian="10pt" style:font-size-complex="10pt" loext:padding="0cm" loext:border="none"/>
    </style:style>
    <style:style style:name="T53" style:family="text">
      <style:text-properties fo:font-variant="normal" fo:text-transform="none" style:use-window-font-color="true" style:font-name="Noto Mono" fo:font-size="10pt" fo:letter-spacing="normal" fo:font-style="normal" fo:font-weight="normal" officeooo:rsid="000f7bef" fo:background-color="transparent" loext:char-shading-value="0" style:font-size-asian="10pt" style:font-size-complex="10pt" loext:padding="0cm" loext:border="none"/>
    </style:style>
    <style:style style:name="T54" style:family="text">
      <style:text-properties fo:font-variant="normal" fo:text-transform="none" style:use-window-font-color="true" style:font-name="Noto Mono" fo:font-size="10pt" fo:letter-spacing="normal" fo:font-style="normal" fo:font-weight="normal" officeooo:rsid="001005f8" fo:background-color="transparent" loext:char-shading-value="0" style:font-size-asian="10pt" style:font-size-complex="10pt" loext:padding="0cm" loext:border="none"/>
    </style:style>
    <style:style style:name="T55" style:family="text">
      <style:text-properties fo:font-variant="normal" fo:text-transform="none" style:use-window-font-color="true" style:font-name="Noto Mono" fo:font-size="10pt" fo:letter-spacing="normal" fo:font-style="normal" fo:font-weight="bold" fo:background-color="transparent" loext:char-shading-value="0" style:font-size-asian="10pt" style:font-weight-asian="bold" style:font-size-complex="10pt" style:font-weight-complex="bold" loext:padding="0cm" loext:border="none"/>
    </style:style>
    <style:style style:name="T56" style:family="text">
      <style:text-properties fo:font-variant="normal" fo:text-transform="none" style:use-window-font-color="true" style:font-name="Noto Mono" fo:font-size="12pt" fo:letter-spacing="normal" fo:font-style="normal" fo:font-weight="normal" fo:background-color="transparent" loext:char-shading-value="0" style:font-size-asian="12pt" style:font-size-complex="12pt" loext:padding="0cm" loext:border="none"/>
    </style:style>
    <style:style style:name="T57" style:family="text">
      <style:text-properties fo:font-variant="normal" fo:text-transform="none" style:use-window-font-color="true" style:font-name="Noto Mono" fo:font-size="12pt" fo:letter-spacing="normal" fo:font-style="normal" fo:font-weight="normal" officeooo:rsid="00112ea2" fo:background-color="transparent" loext:char-shading-value="0" style:font-size-asian="12pt" style:font-size-complex="12pt" loext:padding="0cm" loext:border="none"/>
    </style:style>
    <style:style style:name="T58" style:family="text">
      <style:text-properties fo:font-variant="normal" fo:text-transform="none" style:use-window-font-color="true" style:font-name="Noto Mono" fo:font-size="12pt" fo:letter-spacing="normal" fo:font-style="normal" fo:font-weight="normal" officeooo:rsid="00130b81" fo:background-color="transparent" loext:char-shading-value="0" style:font-size-asian="12pt" style:font-size-complex="12pt" loext:padding="0cm" loext:border="none"/>
    </style:style>
    <style:style style:name="T59" style:family="text">
      <style:text-properties fo:font-variant="normal" fo:text-transform="none" style:use-window-font-color="true" style:font-name="Noto Mono" fo:font-size="12pt" fo:letter-spacing="normal" fo:font-style="normal" fo:font-weight="bold" fo:background-color="transparent" loext:char-shading-value="0" style:font-size-asian="12pt" style:font-weight-asian="bold" style:font-size-complex="12pt" style:font-weight-complex="bold" loext:padding="0cm" loext:border="none"/>
    </style:style>
    <style:style style:name="T60" style:family="text">
      <style:text-properties fo:font-variant="normal" fo:text-transform="none" fo:font-size="10.1999998092651pt" fo:letter-spacing="normal" fo:font-style="normal" fo:font-weight="normal" style:font-size-asian="12pt" style:font-size-complex="12pt" loext:padding="0cm" loext:border="none"/>
    </style:style>
    <style:style style:name="T61" style:family="text">
      <style:text-properties fo:font-variant="normal" fo:text-transform="none" fo:font-size="10.1999998092651pt" fo:letter-spacing="normal" fo:font-style="normal" fo:font-weight="bold" style:font-size-asian="12pt" style:font-weight-asian="bold" style:font-size-complex="12pt" style:font-weight-complex="bold" loext:padding="0cm" loext:border="none"/>
    </style:style>
    <style:style style:name="T62" style:family="text">
      <style:text-properties fo:font-variant="normal" fo:text-transform="none" fo:letter-spacing="normal" fo:font-style="normal" fo:font-weight="normal" loext:padding="0cm" loext:border="none"/>
    </style:style>
    <style:style style:name="T63" style:family="text">
      <style:text-properties fo:font-variant="normal" fo:text-transform="none" fo:letter-spacing="normal" fo:font-style="normal" fo:font-weight="bold" officeooo:rsid="00147ebb" style:font-weight-asian="bold" style:font-weight-complex="bold" loext:padding="0cm" loext:border="none"/>
    </style:style>
    <style:style style:name="T64" style:family="text">
      <style:text-properties officeooo:rsid="00147ebb"/>
    </style:style>
    <style:style style:name="T65" style:family="text">
      <style:text-properties style:use-window-font-color="true" style:font-name="Arial" fo:font-size="12pt" fo:background-color="transparent" loext:char-shading-value="0" style:font-size-asian="12pt" style:font-size-complex="12pt"/>
    </style:style>
    <style:style style:name="T66" style:family="text">
      <style:text-properties style:use-window-font-color="true" style:font-name="Arial" fo:font-size="12pt" style:font-size-asian="12pt" style:font-size-complex="12pt"/>
    </style:style>
    <style:style style:name="T67" style:family="text">
      <style:text-properties style:use-window-font-color="true" style:font-name="Arial" fo:font-size="12pt" officeooo:rsid="00147ebb" style:font-size-asian="12pt" style:font-size-complex="12pt"/>
    </style:style>
    <style:style style:name="T68" style:family="text">
      <style:text-properties officeooo:rsid="002e9308"/>
    </style:style>
    <style:style style:name="T69" style:family="text">
      <style:text-properties style:font-name="Liberation Sans"/>
    </style:style>
    <style:style style:name="T70" style:family="text">
      <style:text-properties style:font-name="Liberation Sans" officeooo:rsid="002e93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Archiver et compresser <text:span text:style-name="T34">transférer</text:span></text:h>
      <text:p text:style-name="P2"/>
      <text:h text:style-name="P52" text:outline-level="2">Archiver les données</text:h>
      <text:p text:style-name="P7"><text:span text:style-name="T10"><text:line-break/></text:span><text:span text:style-name="T9">Dans cette </text:span><text:span text:style-name="T11">section</text:span><text:span text:style-name="T9">, vous allez apprendre à archiver et compresser des fichiers ou dossiers, à transférer des fichiers depuis votre machine vers une machine distante ou inversement et à vous connecter à une machine distante pour effectuer un travail à distance.</text:span></text:p>
      <text:p text:style-name="P8"/>
      <text:p text:style-name="P2"/>
      <text:h text:style-name="Heading_20_3" text:outline-level="3">La commande <text:span text:style-name="T7">tar</text:span></text:h>
      <text:p text:style-name="P12"/>
      <text:p text:style-name="P14">La commande <text:span text:style-name="T2">tar</text:span> (<text:span text:style-name="T2">T</text:span>ape <text:span text:style-name="T2">AR</text:span>chiving) permet de transformer une hiérarchie de fichiers et/ou de dossiers en une archive prenant la forme d’un seul fichier au format tar. Elle permet aussi d’extraire cette archive. Il faut noter que la commande tar ne permet pas de compresser les données (réduire la taille).</text:p>
      <text:p text:style-name="P15">Les utilisations principales de la commande tar sont :</text:p>
      <text:list xml:id="list3138566640" text:style-name="L1">
        <text:list-item>
          <text:p text:style-name="P59">la sauvegarde. En effet, il plus facile de sauvegarder un seul fichier plutôt qu’une hiérarchie de répertoires. De plus, il est parfois complexe de stocker la hiérarchie de fichiers sur un système de fichiers ne supportant pas tous les noms et attributs de fichiers connus par Unix. Par exemple une clef USB formatée avec le système FAT n’est pas sensible à la casse. Transformer une hiérarchie en un fichier permet de s’affranchir de ces problèmes</text:p>
        </text:list-item>
        <text:list-item>
          <text:p text:style-name="P64"><text:span text:style-name="T11">L</text:span><text:span text:style-name="T9">e transfert. Transférer une hiérarchie de fichiers en un bloc plutôt qu’en transférant de multiples fichiers permet de s’assurer plus facilement d’un transfert correct. Vérifier l’intégrité d’un fichier est beaucoup plus facile que de vérifier l’intégrité de toute une hiérarchie de fichier ou de sous-répertoires.</text:span></text:p>
        </text:list-item>
      </text:list>
      <text:p text:style-name="P15">Les options les plus courantes de la commande tar sont :</text:p>
      <text:list xml:id="list565029341" text:style-name="L2">
        <text:list-header>
          <text:p text:style-name="P65"><text:span text:style-name="T9">–</text:span><text:span text:style-name="Strong_20_Emphasis"><text:span text:style-name="T9">c</text:span></text:span><text:span text:style-name="T9"> : </text:span><text:span text:style-name="T14">c</text:span><text:span text:style-name="T9">rée un archive. </text:span></text:p>
          <text:p text:style-name="P65"><text:span text:style-name="T9">–</text:span><text:span text:style-name="Strong_20_Emphasis"><text:span text:style-name="T13">x</text:span></text:span><text:span text:style-name="T9"> : </text:span><text:span text:style-name="T13">extraction d’ une archive</text:span><text:span text:style-name="T9">. </text:span></text:p>
          <text:p text:style-name="P65"><text:span text:style-name="T9">–</text:span><text:span text:style-name="Strong_20_Emphasis"><text:span text:style-name="T9">v</text:span></text:span><text:span text:style-name="T9"> : mode verbeux, affiche la progression. </text:span></text:p>
        </text:list-header>
      </text:list>
      <text:list xml:id="list3637264321" text:style-name="L3">
        <text:list-header>
          <text:p text:style-name="P60"><text:span text:style-name="T8">–</text:span><text:span text:style-name="Strong_20_Emphasis"><text:span text:style-name="T8">f</text:span></text:span><text:span text:style-name="T8"> : permet de spécifier le nom du fichier d’archive.</text:span></text:p>
        </text:list-header>
      </text:list>
      <text:p text:style-name="P20"><text:span text:style-name="T31">L’option </text:span><text:span text:style-name="T3">v</text:span><text:span text:style-name="T31"> indique que l’on veut le mode verbeux qui affiche toutes les opérations effectuées par la commande et liste la hiérarchie de fichiers et sous-répertoires parcourus. L’option </text:span><text:span text:style-name="T3">f indique que ce qui suit est le nom de l’archive</text:span><text:span text:style-name="T31">. </text:span></text:p>
      <text:p text:style-name="P24"><text:soft-page-break/>Il faut donc faire attention car la commande ci-dessous archivera le répertoire X dans une archive nommé v.</text:p>
      <text:p text:style-name="P43"><text:tab/>tar -cfv X</text:p>
      <text:p text:style-name="P15"/>
      <text:list xml:id="list144817921191924" text:continue-list="list565029341" text:style-name="L2">
        <text:list-item>
          <text:p text:style-name="P63">Création d’une archive</text:p>
          <text:p text:style-name="P66"><text:span text:style-name="T21"><text:line-break/></text:span><text:span text:style-name="T26">tar -cvf nom_a_creer.tar chemin_repertoire_existant</text:span></text:p>
          <text:p text:style-name="P65"><text:span text:style-name="T26"><text:line-break/></text:span><text:span text:style-name="T9">Le chemin vers le répertoire à archiver ne doit ni commencer par / ni par . ou .. afin que l’on puisse choisir la destination lors de l’extraction.<text:line-break/></text:span></text:p>
          <text:p text:style-name="P61"/>
        </text:list-item>
        <text:list-item>
          <text:p text:style-name="P62">Extraction d’une archive : </text:p>
          <text:p text:style-name="P62">La commande <text:span text:style-name="Source_20_Text">tar</text:span> est aussi capable d’<text:span text:style-name="Strong_20_Emphasis">extraire</text:span> une archive. <text:span text:style-name="T33">Option -x</text:span></text:p>
          <text:p text:style-name="P67">tar -xvf archive.tar</text:p>
          <text:p text:style-name="P62">L’extraction est faite dans le répertoire courant.</text:p>
          <text:p text:style-name="P62">Pour extraire le contenu de l’archive dans un <text:span text:style-name="Strong_20_Emphasis">répertoire spécifique</text:span>, il faudra ajouter l’option <text:span text:style-name="Strong_20_Emphasis">-C</text:span>. Par exemple, pour extraire le contenu du fichier archive.tar dans le répertoire /tmp, entrez la commande suivante :</text:p>
          <text:p text:style-name="P68">tar -xvf archive.tar -<text:span text:style-name="T33">C /tmp</text:span></text:p>
          <text:p text:style-name="P62">Si l’archive était compressée avec bzip2, il faudrait remplacer l’option -z (pour gzip) par <text:span text:style-name="Strong_20_Emphasis">-j </text:span>(pour bzip2). Et pour une archive compressée avec xz, il faudrait utiliser <text:span text:style-name="Strong_20_Emphasis">-J</text:span> (pour xz).</text:p>
          <text:p text:style-name="P62"/>
        </text:list-item>
        <text:list-item>
          <text:p text:style-name="P62">Lister le contenu d’une archive</text:p>
          <text:p text:style-name="P67">tar -tvf archive.tar</text:p>
          <text:p text:style-name="P62"/>
        </text:list-item>
        <text:list-item>
          <text:p text:style-name="P62">Extraire seulement une partie de l’archive. Si votre archive contient par exemple le répertoire rep, vous pouvez n’extraire que ce répertoire :</text:p>
          <text:p text:style-name="P69">tar -xvf archive.tar rep</text:p>
        </text:list-item>
      </text:list>
      <text:h text:style-name="P53" text:outline-level="2"/>
      <text:h text:style-name="P56" text:outline-level="2">La compression des données gzip</text:h>
      <text:p text:style-name="P26"/>
      <text:p text:style-name="P21">La commande <text:span text:style-name="T2">gzip</text:span> (Gnu ZIP) permet de compresser des fichiers pour réduire la place qu’ils prennent sur le disque. Cette compression est souvent utilisée avant le transfert du fichier à travers un réseau de communication pour réduire le temps de transfert. </text:p>
      <text:p text:style-name="P21">La commande gzip s’utilise de la manière suivante :</text:p>
      <text:p text:style-name="P36">gzip monFichier</text:p>
      <text:p text:style-name="P27"><text:span text:style-name="T8">Le résultat de cette commande est la création d’un fichier </text:span><text:span text:style-name="T22">monFichier.gz </text:span><text:span text:style-name="T8">et la suppression du fichier </text:span><text:span text:style-name="T22">monFichier</text:span><text:span text:style-name="T8">. Il est possible de donner plusieurs noms de fichiers ou de compresser récursivement un répertoire sans en cha</text:span><text:span text:style-name="T24">n</text:span><text:span text:style-name="T8">ger la hiérarchie. Il faut aussi noter que compresser plusieurs fois un fichier ou compresser un fichier déjà compressé ne permet pas de gagner plus de place sur le disque. Il est ainsi inutile de compresser un <text:s/>fichier.gz, .mp3, .jpg, ...car la taille économisée ne sera pas significative.</text:span><text:span text:style-name="T4"> </text:span></text:p>
      <text:p text:style-name="P27"><text:span text:style-name="T8">La commande de compression </text:span><text:span text:style-name="T23">gzip</text:span><text:span text:style-name="T8"> s’utilise le plus couramment en combinaison avec la commande </text:span><text:span text:style-name="T23">tar</text:span><text:span text:style-name="T8">. La commande tar transforme une hiérarchie en un seul fichier. Ce fichier est une archive dont le nom est suffixé par l’extension.tar comme par exemple archive.tar. Puis cette archive est compressée avec la commande gzip pour obtenir le fichier suffixé par l’extension </text:span><text:span text:style-name="T23">.tar.gz</text:span><text:span text:style-name="T8"> comme dans notre exemple </text:span><text:span text:style-name="T23">archive.tar.gz</text:span><text:span text:style-name="T8">. Ce dernier</text:span><text:span text:style-name="T4"> </text:span><text:span text:style-name="T8">fichier est parfois renommé </text:span><text:span text:style-name="T23">archive.tgz</text:span><text:span text:style-name="T8"> pour que le nom ne comporte qu’un seul point et qu’une seule extension.</text:span></text:p>
      <text:p text:style-name="P16">Pour conserver le fichier original et en même temps produire un fichier compressé, on utilise l’option <text:span text:style-name="T2">-c</text:span> de la commande gzip. Attention au fait que cette option ne crée plus automatiquement le fichier résultat, mais redirige les données compressées vers la sortie standard. Aussi, il faut rediriger cette sortie vers le fichier à produire :</text:p>
      <text:p text:style-name="P36">gzip -c monFichier &gt; monFichier.gz</text:p>
      <text:p text:style-name="P16">La commande précédente permet de conserver le fichier <text:span text:style-name="T32">monFichier</text:span> et de créer un fichier <text:span text:style-name="T32">monFichier.gz</text:span>.</text:p>
      <text:h text:style-name="Heading_20_3" text:outline-level="3">tar et gzip </text:h>
      <text:p text:style-name="P17"/>
      <text:p text:style-name="P17">La commande gzip est aussi une option de la commande tar. Ainsi dans la commande </text:p>
      <text:p text:style-name="P37">tar -czvf f.tgz f/</text:p>
      <text:p text:style-name="P17">l’option <text:span text:style-name="T2">z</text:span> permet de compresser directement l’archive créée. Dans notre cas, l’archive du répertoire f/ sera compressée et sera sous le fichier <text:span text:style-name="T2">f .tgz</text:span>. L’extraction se demande avec l’option x.</text:p>
      <text:p text:style-name="P17"/>
      <text:h text:style-name="Heading_20_3" text:outline-level="3"><text:soft-page-break/><text:span text:style-name="T6">L</text:span><text:span text:style-name="T5">a commande gunzip</text:span></text:h>
      <text:p text:style-name="P29"/>
      <text:p text:style-name="P18">La commande gunzip (GNU unzip) permet de décompresser des fichiers d’extension.gz. Ainsi, la commande gunzip va créer un fichier monFichier et détruire le fichier monFichier.gz.</text:p>
      <text:p text:style-name="P38"><text:tab/>gunzip monFichier.gz</text:p>
      <text:p text:style-name="P18">Pour conserver le fichier original et en même temps produire le contenu du fichier décompressé sur la sortie standard, on utilise l’option -c, comme pour la commande gzip. Avec cette option il faut rediriger la sortie standard vers le nom du fichier à produire :</text:p>
      <text:p text:style-name="P38"><text:tab/>gunzip -c monFichier.gz &gt; monFichier</text:p>
      <text:p text:style-name="P18">La commande précédente permet de conserver le fichier <text:span text:style-name="T32">monFichier.gz</text:span> et de créer un fichier <text:span text:style-name="T32">monFichier</text:span>.</text:p>
      <text:p text:style-name="P18"/>
      <text:p text:style-name="P18"/>
      <text:h text:style-name="Heading_20_2" text:outline-level="2">Transférer les données </text:h>
      <text:p text:style-name="P30"/>
      <text:h text:style-name="Heading_20_3" text:outline-level="3">La commande scp</text:h>
      <text:p text:style-name="Text_20_body"/>
      <text:p text:style-name="P22">Dans les systèmes Unix, il est possible de copier des fichiers entre deux systèmes distants. La commande <text:span text:style-name="T2">scp</text:span> utilise le protocole SSH pour transférer les données. Cette commande nécessite un nom d’utilisateur et un mot de passe sur les deux systèmes (source et destination). Ces noms d’utilisateurs et mots de passe peuvent être différents. </text:p>
      <text:p text:style-name="P22">Contrairement à d’autres méthodes permettant de copier des fichiers depuis ou vers un système distant au travers du réseau, la commande scp sécurise le transfert avec l’utilisation de SSH, il sera donc impossible à une personne capturant le transfert sur le réseau de reconstituer le contenu du transfert.</text:p>
      <text:p text:style-name="P22">La syntaxe et les options de la commande <text:span text:style-name="T32">scp</text:span> sont très proches de celles de la commande <text:span text:style-name="T32">cp</text:span>. </text:p>
      <text:p text:style-name="P35"><text:tab/><text:span text:style-name="T25">scp alice@src:RepSrc/f1 bob@dest:RepDst/f2</text:span></text:p>
      <text:p text:style-name="P31"/>
      <text:p text:style-name="P32"><text:span text:style-name="T9">La commande précédente permettra de copier le fichier </text:span><text:span text:style-name="T15">RepSrc/f1</text:span><text:span text:style-name="T9"> se trouvant sur l’ordinateur </text:span><text:span text:style-name="T15">src</text:span><text:span text:style-name="T9"> qui possède une utilisatrice </text:span><text:span text:style-name="T15">alice</text:span><text:span text:style-name="T9"> vers un fichier </text:span><text:span text:style-name="T15">RepDst/f2</text:span><text:span text:style-name="T9"> se trouvant sur l’ordinateur </text:span><text:span text:style-name="T15">dest</text:span><text:span text:style-name="T9"> qui possède un utilisateur </text:span><text:span text:style-name="T15">bob</text:span><text:span text:style-name="T9">. Les valeurs de </text:span><text:span text:style-name="T15">src</text:span><text:span text:style-name="T9"> et de </text:span><text:span text:style-name="T15">dest</text:span><text:span text:style-name="T9"> peuvent par exemple être les adresses IP des ordinateurs ou leur nom de domaine. </text:span><text:span text:style-name="T8">Pour copier </text:span><text:soft-page-break/><text:span text:style-name="T8">des fichiers d’un hôte distant à un autre, vous devrez entrer les mots de passe des deux comptes après avoir exécuté cette commande dans votre terminal.</text:span></text:p>
      <text:h text:style-name="P57" text:outline-level="3">Fichier local vers une destination distante</text:h>
      <text:p text:style-name="P25"/>
      <text:p text:style-name="P23">L’utilisation la plus courante de la commande <text:span text:style-name="T32">scp</text:span> est la copie d’un fichier se trouvant sur l’ordinateur local vers un ordinateur distant.</text:p>
      <text:p text:style-name="P40"><text:tab/>scp /home/alice/<text:span text:style-name="T35">scp.zip</text:span> bob@dest:/home/bob/<text:span text:style-name="T35">scp.zip</text:span></text:p>
      <text:p text:style-name="P28"><text:span text:style-name="T9">La commande précédente permet de copier le </text:span><text:span text:style-name="T17">f</text:span><text:span text:style-name="T16">ichier/home/alice/</text:span><text:span text:style-name="T18">scp.zip</text:span><text:span text:style-name="T9"> (fichier local) vers le fichier </text:span><text:span text:style-name="T16">distant/home/bob/</text:span><text:span text:style-name="T18">scp.zip</text:span><text:span text:style-name="T9"> de l’utilisateur bob se trouvant sur la machine </text:span><text:span text:style-name="T16">dest</text:span><text:span text:style-name="T9">. Pour identifier une machine sur le réseau, on utilise souvent une adresse. </text:span></text:p>
      <text:p text:style-name="P28"><text:span text:style-name="T9">Si vous voulez copier un dossier qui contient plus de fichiers et de</text:span><text:span text:style-name="T12">s</text:span><text:span text:style-name="T9"> sous-dossiers, utilisez l’option </text:span><text:span text:style-name="Strong_20_Emphasis"><text:span text:style-name="T9">-r</text:span></text:span></text:p>
      <text:h text:style-name="P58" text:outline-level="3"><text:span text:style-name="Strong_20_Emphasis"><text:span text:style-name="T9">Fichier distant vers une machine locale</text:span></text:span></text:h>
      <text:p text:style-name="P28"><text:span text:style-name="Strong_20_Emphasis"><text:span text:style-name="T9"/></text:span></text:p>
      <text:p text:style-name="P28"><text:span text:style-name="Strong_20_Emphasis"><text:span text:style-name="T19">Dans ce processus, la source et la cible de la commande sont inversées, ce qui doit donc se refléter dans </text:span></text:span><text:span text:style-name="Strong_20_Emphasis"><text:span text:style-name="T20">la</text:span></text:span><text:span text:style-name="Strong_20_Emphasis"><text:span text:style-name="T19"> syntaxe. Cette fois, nous <text:s/>copi</text:span></text:span><text:span text:style-name="Strong_20_Emphasis"><text:span text:style-name="T20">ons</text:span></text:span><text:span text:style-name="Strong_20_Emphasis"><text:span text:style-name="T19"> scp.zip du même hôte distant vers notre machine locale :</text:span></text:span></text:p>
      <text:p text:style-name="P41"><text:span text:style-name="Strong_20_Emphasis"><text:span text:style-name="T28"><text:tab/>scp bob@dest:/home/bob/</text:span></text:span><text:span text:style-name="Strong_20_Emphasis"><text:span text:style-name="T29">scp.zip </text:span></text:span><text:span text:style-name="Strong_20_Emphasis"><text:span text:style-name="T28">/home/alice/</text:span></text:span><text:span text:style-name="Strong_20_Emphasis"><text:span text:style-name="T29">scp.zip</text:span></text:span><text:span text:style-name="Strong_20_Emphasis"><text:span text:style-name="T28"> </text:span></text:span></text:p>
      <text:h text:style-name="Heading_20_2" text:outline-level="2" text:is-list-header="true"/>
      <text:h text:style-name="Heading_20_2" text:outline-level="2">La commande wget</text:h>
      <text:p text:style-name="P13"/>
      <text:p text:style-name="P19">Contrairement à la commande <text:span text:style-name="T2">scp</text:span>, la commande <text:span text:style-name="T2">wget</text:span> est uni-directionnelle. C’est-à-dire qu’elle ne permet que de copier un fichier se trouvant sur un ordinateur distant vers un l’ordinateur local. La commande wget utilise le plus souvent le protocole HTTP bien qu’il puisse communiquer aussi au travers des protocoles comme FTP. La commande <text:span text:style-name="T32">wget</text:span> permet donc de copier localement un fichier se trouvant sur un serveur web. L’utilisation la plus courante de la commande wget est le téléchargement d’archives conservées sur un serveur web.</text:p>
      <text:p text:style-name="P39"><text:tab/>wget http://www.example.com/archive.tgz</text:p>
      <text:p text:style-name="P28"><text:span text:style-name="T9">La commande précédente permet de télécharger dans le répertoire courant (répertoire depuis lequel la commande wget est lancée) l’archive archive.tgz se trouvant sur le site web http://www.example.com/. À la fin de l’exécution correcte de la commande, une copie du fichier archive.tgz se trouvera sur la machine locale. L’option </text:span><text:span text:style-name="T14">-c</text:span><text:span text:style-name="T9"> de la commande </text:span><text:span text:style-name="T15">wget</text:span><text:span text:style-name="T9"> permet la reprise d’un téléchargement.</text:span></text:p>
      <text:h text:style-name="P54" text:outline-level="2"><text:soft-page-break/>Transfert de fichier avec sftp</text:h>
      <text:p text:style-name="P33"/>
      <text:p text:style-name="P44"><text:span text:style-name="Strong_20_Emphasis"><text:span text:style-name="T41">Le </text:span></text:span><text:span text:style-name="T41">protocole de transfert de fichiers (</text:span><text:span text:style-name="Strong_20_Emphasis"><text:span text:style-name="T41">FTP</text:span></text:span><text:span text:style-name="T41">) était un protocole largement utilisé pour transférer des fichiers, ce</text:span><text:span text:style-name="T42">pendant ce</text:span><text:span text:style-name="T41"> n'</text:span><text:span text:style-name="T42">é</text:span><text:span text:style-name="T41">t</text:span><text:span text:style-name="T42">ait</text:span><text:span text:style-name="T41"> pas un moyen sécurisé </text:span><text:span text:style-name="T42">pour </text:span><text:span text:style-name="T41"><text:s/></text:span><text:span text:style-name="T44">t</text:span><text:span text:style-name="T42">ransfér</text:span><text:span text:style-name="T41">er </text:span><text:span text:style-name="T42">car les données n’</text:span><text:span text:style-name="T43">é</text:span><text:span text:style-name="T42">taient pas cryptées.</text:span></text:p>
      <text:p text:style-name="P44"><text:span text:style-name="T66"><text:s/></text:span></text:p>
      <text:p text:style-name="P46">SFTP signifie : <text:span text:style-name="Strong_20_Emphasis">SSH File Transfer Protocol</text:span> ou <text:span text:style-name="Strong_20_Emphasis">Secure File Transfer Protocol</text:span>. <text:span text:style-name="T68">C</text:span>e protocole est <text:s/>une extension du protocole SSH. <text:span text:style-name="T68">Il </text:span>permet d'effectuer <text:span text:style-name="T68">le </text:span>transfert de fichiers. On pourrait parler de transfert FTP encapsulé dans un tunnel SSH sécurisé.</text:p>
      <text:p text:style-name="Text_20_body">I<text:span text:style-name="T8">l utilise le port SSH (22), pour le transfert des données </text:span><text:span text:style-name="T70">ainsi </text:span><text:span text:style-name="T8">que pour le contrôle.</text:span></text:p>
      <text:p text:style-name="P46"/>
      <text:p text:style-name="P46"><text:span text:style-name="T62">Pour démarrer une session </text:span><text:span text:style-name="T63">sftp</text:span><text:span text:style-name="T62">, à l'invite de commande, entrez le nom d'utilisateur et le nom d'hôte distant . </text:span></text:p>
      <text:p text:style-name="P45"/>
      <text:p text:style-name="P50"><text:span text:style-name="T60">pi@raspberrypi:~ $ </text:span><text:span text:style-name="T61">sftp pi@192.168.1.10</text:span></text:p>
      <text:p text:style-name="P47">The authenticity of host '192.168.1.10 (192.168.1.10)' can't be established.</text:p>
      <text:p text:style-name="P47">ECDSA key fingerprint is SHA256:toIUcxbLl6jMLag4HdZDmsBXeuexAuz31FF73lMfajI.</text:p>
      <text:p text:style-name="P47">Are you sure you want to continue connecting (yes/no)? yes</text:p>
      <text:p text:style-name="P47">Warning: Permanently added '192.168.1.10' (ECDSA) to the list of known hosts.</text:p>
      <text:p text:style-name="P47">pi@192.168.1.10's password:</text:p>
      <text:p text:style-name="P47">Connected to pi@192.168.1.10.</text:p>
      <text:p text:style-name="P48">sftp&gt;</text:p>
      <text:p text:style-name="P45"/>
      <text:p text:style-name="P45"/>
      <text:p text:style-name="P44"><text:span text:style-name="T36">Une fois l'authentification réussie, vous verrez un shell avec une invite </text:span><text:span text:style-name="Strong_20_Emphasis"><text:span text:style-name="T45">sftp&gt;</text:span></text:span></text:p>
      <text:p text:style-name="P44"><text:span text:style-name="Strong_20_Emphasis"><text:span text:style-name="T51"/></text:span></text:p>
      <text:p text:style-name="P44"><text:span text:style-name="Strong_20_Emphasis"><text:span text:style-name="T36">vérifiez les commandes disponibles en tapant '?' ou 'help' à l'invite de commande.</text:span></text:span></text:p>
      <text:p text:style-name="P44"><text:span text:style-name="Strong_20_Emphasis"><text:span text:style-name="T36"><text:s/></text:span></text:span></text:p>
      <text:p text:style-name="P49"><text:span text:style-name="Strong_20_Emphasis"><text:span text:style-name="T52">sftp&gt; </text:span></text:span><text:span text:style-name="Strong_20_Emphasis"><text:span text:style-name="T55">help</text:span></text:span></text:p>
      <text:p text:style-name="P49"><text:span text:style-name="Strong_20_Emphasis"><text:span text:style-name="T52">Available commands:</text:span></text:span></text:p>
      <text:p text:style-name="P49"><text:span text:style-name="Strong_20_Emphasis"><text:span text:style-name="T52">bye <text:s text:c="31"/>Quit sftp</text:span></text:span></text:p>
      <text:p text:style-name="P49"><text:span text:style-name="Strong_20_Emphasis"><text:span text:style-name="T52">cd path <text:s text:c="27"/>Change remote directory to 'path'</text:span></text:span></text:p>
      <text:p text:style-name="P49"><text:span text:style-name="Strong_20_Emphasis"><text:span text:style-name="T52">chgrp grp path <text:s text:c="20"/>Change group of file 'path' to 'grp'</text:span></text:span></text:p>
      <text:p text:style-name="P49"><text:span text:style-name="Strong_20_Emphasis"><text:span text:style-name="T52">chmod mode path <text:s text:c="19"/>Change permissions of file 'path' to 'mode'</text:span></text:span></text:p>
      <text:p text:style-name="P49"><text:span text:style-name="Strong_20_Emphasis"><text:span text:style-name="T52">chown own path <text:s text:c="20"/>Change owner of file 'path' to 'own'</text:span></text:span></text:p>
      <text:p text:style-name="P49"><text:span text:style-name="Strong_20_Emphasis"><text:span text:style-name="T52">df [-hi] [path] <text:s text:c="19"/>Display statistics for current directory or</text:span></text:span></text:p>
      <text:p text:style-name="P49"><text:span text:style-name="Strong_20_Emphasis"><text:span text:style-name="T52"><text:s text:c="35"/>filesystem containing 'path'</text:span></text:span></text:p>
      <text:p text:style-name="P49"><text:span text:style-name="Strong_20_Emphasis"><text:span text:style-name="T52">exit <text:s text:c="30"/>Quit sftp</text:span></text:span></text:p>
      <text:p text:style-name="P49"><text:span text:style-name="Strong_20_Emphasis"><text:span text:style-name="T52">get [-afPpRr] remote [local] <text:s text:c="6"/>Download file</text:span></text:span></text:p>
      <text:p text:style-name="P49"><text:span text:style-name="Strong_20_Emphasis"><text:span text:style-name="T52">reget [-fPpRr] remote [local] <text:s text:c="5"/>Resume download file</text:span></text:span></text:p>
      <text:p text:style-name="P49"><text:span text:style-name="Strong_20_Emphasis"><text:span text:style-name="T52">reput [-fPpRr] [local] remote <text:s text:c="5"/>Resume upload file</text:span></text:span></text:p>
      <text:p text:style-name="P49"><text:span text:style-name="Strong_20_Emphasis"><text:span text:style-name="T52">help <text:s text:c="30"/>Display this help text</text:span></text:span></text:p>
      <text:p text:style-name="P49"><text:span text:style-name="Strong_20_Emphasis"><text:span text:style-name="T52">lcd path <text:s text:c="26"/>Change local directory to 'path'</text:span></text:span></text:p>
      <text:p text:style-name="P49"><text:span text:style-name="Strong_20_Emphasis"><text:span text:style-name="T52">lls [ls-options [path]] <text:s text:c="11"/>Display local directory listing</text:span></text:span></text:p>
      <text:p text:style-name="P49"><text:span text:style-name="Strong_20_Emphasis"><text:span text:style-name="T52">lmkdir path <text:s text:c="23"/>Create local directory</text:span></text:span></text:p>
      <text:p text:style-name="P49"><text:span text:style-name="Strong_20_Emphasis"><text:span text:style-name="T52">ln [-s] oldpath newpath <text:s text:c="11"/>Link remote file (-s for symlink)</text:span></text:span></text:p>
      <text:p text:style-name="P49"><text:span text:style-name="Strong_20_Emphasis"><text:span text:style-name="T52">lpwd <text:s text:c="30"/>Print local working directory</text:span></text:span></text:p>
      <text:p text:style-name="P49"><text:soft-page-break/><text:span text:style-name="Strong_20_Emphasis"><text:span text:style-name="T52">ls [-1afhlnrSt] [path] <text:s text:c="12"/>Display remote directory listing</text:span></text:span></text:p>
      <text:p text:style-name="P49"><text:span text:style-name="Strong_20_Emphasis"><text:span text:style-name="T52">lumask umask <text:s text:c="22"/>Set local umask to 'umask'</text:span></text:span></text:p>
      <text:p text:style-name="P49"><text:span text:style-name="Strong_20_Emphasis"><text:span text:style-name="T52">mkdir path <text:s text:c="24"/>Create remote directory</text:span></text:span></text:p>
      <text:p text:style-name="P49"><text:span text:style-name="Strong_20_Emphasis"><text:span text:style-name="T52">progress <text:s text:c="26"/>Toggle display of progress meter</text:span></text:span></text:p>
      <text:p text:style-name="P49"><text:span text:style-name="Strong_20_Emphasis"><text:span text:style-name="T52">put [-afPpRr] local [remote] <text:s text:c="6"/>Upload file</text:span></text:span></text:p>
      <text:p text:style-name="P49"><text:span text:style-name="Strong_20_Emphasis"><text:span text:style-name="T52">pwd <text:s text:c="31"/>Display remote working directory</text:span></text:span></text:p>
      <text:p text:style-name="P49"><text:span text:style-name="Strong_20_Emphasis"><text:span text:style-name="T52">quit <text:s text:c="30"/>Quit sftp</text:span></text:span></text:p>
      <text:p text:style-name="P49"><text:span text:style-name="Strong_20_Emphasis"><text:span text:style-name="T52">rename oldpath newpath <text:s text:c="12"/>Rename remote file</text:span></text:span></text:p>
      <text:p text:style-name="P49"><text:span text:style-name="Strong_20_Emphasis"><text:span text:style-name="T52">rm path <text:s text:c="27"/>Delete remote file</text:span></text:span></text:p>
      <text:p text:style-name="P49"><text:span text:style-name="Strong_20_Emphasis"><text:span text:style-name="T52">rmdir path <text:s text:c="24"/>Remove remote directory</text:span></text:span></text:p>
      <text:p text:style-name="P49"><text:span text:style-name="Strong_20_Emphasis"><text:span text:style-name="T52">symlink oldpath newpath <text:s text:c="11"/>Symlink remote file</text:span></text:span></text:p>
      <text:p text:style-name="P49"><text:span text:style-name="Strong_20_Emphasis"><text:span text:style-name="T52">version <text:s text:c="27"/>Show SFTP version</text:span></text:span></text:p>
      <text:p text:style-name="P49"><text:span text:style-name="Strong_20_Emphasis"><text:span text:style-name="T52">!command <text:s text:c="26"/>Execute 'command' in local shell</text:span></text:span></text:p>
      <text:p text:style-name="P49"><text:span text:style-name="Strong_20_Emphasis"><text:span text:style-name="T52">! <text:s text:c="33"/>Escape to local shell</text:span></text:span></text:p>
      <text:p text:style-name="P49"><text:span text:style-name="Strong_20_Emphasis"><text:span text:style-name="T52">? <text:s text:c="33"/>Synonym for help</text:span></text:span></text:p>
      <text:p text:style-name="P49"><text:span text:style-name="Strong_20_Emphasis"><text:span text:style-name="T52">sftp&gt;</text:span></text:span></text:p>
      <text:p text:style-name="P44"><text:span text:style-name="Strong_20_Emphasis"><text:span text:style-name="T56"/></text:span></text:p>
      <text:p text:style-name="P44"><text:span text:style-name="Strong_20_Emphasis"><text:span text:style-name="T36">La commande '</text:span></text:span><text:span text:style-name="Strong_20_Emphasis"><text:span text:style-name="T45">lpwd</text:span></text:span><text:span text:style-name="Strong_20_Emphasis"><text:span text:style-name="T36">' est utilisée pour vérifier le répertoire de travail actuel local, tandis que la commande '</text:span></text:span><text:span text:style-name="Strong_20_Emphasis"><text:span text:style-name="T45">pwd</text:span></text:span><text:span text:style-name="Strong_20_Emphasis"><text:span text:style-name="T36">' est utilisée pour vérifier le répertoire de travail distant. </text:span></text:span></text:p>
      <text:p text:style-name="P44"><text:span text:style-name="Strong_20_Emphasis"><text:span text:style-name="T36"/></text:span></text:p>
      <text:p text:style-name="P49"><text:span text:style-name="Strong_20_Emphasis"><text:span text:style-name="T56">sftp&gt; pwd</text:span></text:span></text:p>
      <text:p text:style-name="P49"><text:span text:style-name="Strong_20_Emphasis"><text:span text:style-name="T56">Remote working directory: /home/pi</text:span></text:span></text:p>
      <text:p text:style-name="P49"><text:span text:style-name="Strong_20_Emphasis"><text:span text:style-name="T56">sftp&gt; lpwd</text:span></text:span></text:p>
      <text:p text:style-name="P49"><text:span text:style-name="Strong_20_Emphasis"><text:span text:style-name="T56">Local working directory: /home/pi</text:span></text:span></text:p>
      <text:p text:style-name="P49"><text:span text:style-name="Strong_20_Emphasis"><text:span text:style-name="T56">sftp&gt;</text:span></text:span></text:p>
      <text:p text:style-name="P44"><text:span text:style-name="Strong_20_Emphasis"><text:span text:style-name="T56"/></text:span></text:p>
      <text:p text:style-name="P44"><text:span text:style-name="Strong_20_Emphasis"><text:span text:style-name="T36">Liste</text:span></text:span><text:span text:style-name="Strong_20_Emphasis"><text:span text:style-name="T37">r</text:span></text:span><text:span text:style-name="Strong_20_Emphasis"><text:span text:style-name="T36"> </text:span></text:span><text:span text:style-name="Strong_20_Emphasis"><text:span text:style-name="T37">l</text:span></text:span><text:span text:style-name="Strong_20_Emphasis"><text:span text:style-name="T36">es fichiers et </text:span></text:span><text:span text:style-name="Strong_20_Emphasis"><text:span text:style-name="T37">l</text:span></text:span><text:span text:style-name="Strong_20_Emphasis"><text:span text:style-name="T36">es répertoires dans le système local </text:span></text:span><text:span text:style-name="Strong_20_Emphasis"><text:span text:style-name="T47">lls</text:span></text:span><text:span text:style-name="Strong_20_Emphasis"><text:span text:style-name="T36"> et distant.</text:span></text:span><text:span text:style-name="Strong_20_Emphasis"><text:span text:style-name="T49"> </text:span></text:span><text:span text:style-name="Strong_20_Emphasis"><text:span text:style-name="T50">ls</text:span></text:span></text:p>
      <text:p text:style-name="P44"><text:span text:style-name="Strong_20_Emphasis"><text:span text:style-name="T56"/></text:span></text:p>
      <text:p text:style-name="P49"><text:span text:style-name="Strong_20_Emphasis"><text:span text:style-name="T56">sftp&gt; </text:span></text:span><text:span text:style-name="Strong_20_Emphasis"><text:span text:style-name="T59">ls</text:span></text:span></text:p>
      <text:p text:style-name="P49"><text:span text:style-name="Strong_20_Emphasis"><text:span text:style-name="T56">Desktop <text:s text:c="12"/>Documents <text:s text:c="10"/>Downloads</text:span></text:span></text:p>
      <text:p text:style-name="P49"><text:span text:style-name="Strong_20_Emphasis"><text:span text:style-name="T56">Music <text:s text:c="14"/>Pictures <text:s text:c="11"/>Public <text:s text:c="13"/>Ruche</text:span></text:span></text:p>
      <text:p text:style-name="P49"><text:span text:style-name="Strong_20_Emphasis"><text:span text:style-name="T56">Templates <text:s text:c="10"/>Videos <text:s text:c="13"/>apprendre_cpp <text:s text:c="6"/>oldconffiles</text:span></text:span></text:p>
      <text:p text:style-name="P49"><text:span text:style-name="Strong_20_Emphasis"><text:span text:style-name="T56">python_games <text:s text:c="7"/>raspberry_pi3_www <text:s text:c="2"/>test</text:span></text:span></text:p>
      <text:p text:style-name="P49"><text:span text:style-name="Strong_20_Emphasis"><text:span text:style-name="T56">sftp&gt; </text:span></text:span><text:span text:style-name="Strong_20_Emphasis"><text:span text:style-name="T59">lls</text:span></text:span></text:p>
      <text:p text:style-name="P49"><text:span text:style-name="Strong_20_Emphasis"><text:span text:style-name="T56">ABC_du_C <text:s text:c="6"/>Desktop <text:s text:c="3"/>letsencrypt <text:s/>Music <text:s text:c="4"/>python <text:s text:c="4"/>vendor</text:span></text:span></text:p>
      <text:p text:style-name="P49"><text:span text:style-name="Strong_20_Emphasis"><text:span text:style-name="T56">composer.json <text:s/>Documents <text:s/>linux <text:s text:c="7"/>Pictures <text:s/>Templates <text:s/>Videos</text:span></text:span></text:p>
      <text:p text:style-name="P49"><text:span text:style-name="Strong_20_Emphasis"><text:span text:style-name="T56">composer.lock <text:s/>Downloads <text:s/>MagPi <text:s text:c="7"/>Public <text:s text:c="3"/>toto</text:span></text:span></text:p>
      <text:p text:style-name="P49"><text:span text:style-name="Strong_20_Emphasis"><text:span text:style-name="T56">sftp&gt;</text:span></text:span></text:p>
      <text:p text:style-name="P44"><text:span text:style-name="Strong_20_Emphasis"><text:span text:style-name="T56"/></text:span></text:p>
      <text:p text:style-name="P44"><text:span text:style-name="Strong_20_Emphasis"><text:span text:style-name="T37">Transferer des fichiers</text:span></text:span></text:p>
      <text:p text:style-name="P44"><text:span text:style-name="Strong_20_Emphasis"><text:span text:style-name="T37"/></text:span></text:p>
      <text:p text:style-name="P44"><text:span text:style-name="Strong_20_Emphasis"><text:span text:style-name="T38">Transfert </text:span></text:span><text:span text:style-name="Strong_20_Emphasis"><text:span text:style-name="T39">montant </text:span></text:span><text:span text:style-name="Strong_20_Emphasis"><text:span text:style-name="T38">d’un fichier </text:span></text:span><text:span text:style-name="Strong_20_Emphasis"><text:span text:style-name="T39">(upload)</text:span></text:span></text:p>
      <text:p text:style-name="P44"><text:span text:style-name="Strong_20_Emphasis"><text:span text:style-name="T37"/></text:span></text:p>
      <text:p text:style-name="P49"><text:span text:style-name="Strong_20_Emphasis"><text:span text:style-name="T53">sftp&gt; put toto</text:span></text:span></text:p>
      <text:p text:style-name="P49"><text:soft-page-break/><text:span text:style-name="Strong_20_Emphasis"><text:span text:style-name="T53">Uploading toto to /home/pi/toto</text:span></text:span></text:p>
      <text:p text:style-name="P49"><text:span text:style-name="Strong_20_Emphasis"><text:span text:style-name="T53">toto <text:s text:c="41"/>100% <text:s/>408 <text:s text:c="3"/>44.7KB/s <text:s text:c="2"/>00:00</text:span></text:span></text:p>
      <text:p text:style-name="P49"><text:span text:style-name="Strong_20_Emphasis"><text:span text:style-name="T53">sftp&gt;</text:span></text:span></text:p>
      <text:p text:style-name="P44"><text:span text:style-name="Strong_20_Emphasis"><text:span text:style-name="T37"/></text:span></text:p>
      <text:p text:style-name="P44"><text:span text:style-name="Strong_20_Emphasis"><text:span text:style-name="T38">Transfert </text:span></text:span><text:span text:style-name="Strong_20_Emphasis"><text:span text:style-name="T39">montant de </text:span></text:span><text:span text:style-name="Strong_20_Emphasis"><text:span text:style-name="T38">multiple</text:span></text:span><text:span text:style-name="Strong_20_Emphasis"><text:span text:style-name="T40">s</text:span></text:span><text:span text:style-name="Strong_20_Emphasis"><text:span text:style-name="T38"> fichiers</text:span></text:span></text:p>
      <text:p text:style-name="P44"><text:span text:style-name="Strong_20_Emphasis"><text:span text:style-name="T54"/></text:span></text:p>
      <text:p text:style-name="P49"><text:span text:style-name="Strong_20_Emphasis"><text:span text:style-name="T54">sftp&gt; mput Mag*</text:span></text:span></text:p>
      <text:p text:style-name="P49"><text:span text:style-name="Strong_20_Emphasis"><text:span text:style-name="T54">Uploading MagPi85.pdf to /home/pi/MagPi85.pdf</text:span></text:span></text:p>
      <text:p text:style-name="P49"><text:span text:style-name="Strong_20_Emphasis"><text:span text:style-name="T54">MagPi85.pdf <text:s text:c="34"/>100% <text:s text:c="2"/>35MB <text:s text:c="2"/>1.9MB/s <text:s text:c="2"/>00:18</text:span></text:span></text:p>
      <text:p text:style-name="P49"><text:span text:style-name="Strong_20_Emphasis"><text:span text:style-name="T54">sftp&gt;</text:span></text:span></text:p>
      <text:p text:style-name="P44"><text:span text:style-name="Strong_20_Emphasis"><text:span text:style-name="T54"/></text:span></text:p>
      <text:p text:style-name="P44"><text:span text:style-name="Strong_20_Emphasis"><text:span text:style-name="T39">Transfert descendant </text:span></text:span><text:span text:style-name="Strong_20_Emphasis"><text:span text:style-name="T40">téléchargement </text:span></text:span><text:span text:style-name="Strong_20_Emphasis"><text:span text:style-name="T39">d’un fichier (download)</text:span></text:span></text:p>
      <text:p text:style-name="P44"><text:span text:style-name="Strong_20_Emphasis"><text:span text:style-name="T39"/></text:span></text:p>
      <text:p text:style-name="P49"><text:span text:style-name="Strong_20_Emphasis"><text:span text:style-name="T39">sftp&gt; get toto</text:span></text:span></text:p>
      <text:p text:style-name="P49"><text:span text:style-name="Strong_20_Emphasis"><text:span text:style-name="T39">Fetching /home/pi/toto to toto</text:span></text:span></text:p>
      <text:p text:style-name="P49"><text:span text:style-name="Strong_20_Emphasis"><text:span text:style-name="T39">/home/pi/toto <text:s text:c="32"/>100% <text:s/>408 <text:s text:c="3"/>13.9KB/s <text:s text:c="2"/>00:00</text:span></text:span></text:p>
      <text:p text:style-name="P44"><text:span text:style-name="Strong_20_Emphasis"><text:span text:style-name="T39"/></text:span></text:p>
      <text:p text:style-name="P44"><text:span text:style-name="Strong_20_Emphasis"><text:span text:style-name="T39">Transfert descendant </text:span></text:span><text:span text:style-name="Strong_20_Emphasis"><text:span text:style-name="T40">téléchargement </text:span></text:span><text:span text:style-name="Strong_20_Emphasis"><text:span text:style-name="T39">de multiple</text:span></text:span><text:span text:style-name="Strong_20_Emphasis"><text:span text:style-name="T40">s</text:span></text:span><text:span text:style-name="Strong_20_Emphasis"><text:span text:style-name="T39"> fichiers</text:span></text:span></text:p>
      <text:p text:style-name="P44"><text:span text:style-name="Strong_20_Emphasis"><text:span text:style-name="T39"/></text:span></text:p>
      <text:p text:style-name="P49"><text:span text:style-name="Strong_20_Emphasis"><text:span text:style-name="T57">sftp&gt; mget *.txt</text:span></text:span></text:p>
      <text:p text:style-name="P44"><text:span text:style-name="Strong_20_Emphasis"><text:span text:style-name="T39"/></text:span></text:p>
      <text:p text:style-name="P44"><text:span text:style-name="Strong_20_Emphasis"><text:span text:style-name="T40">C</text:span></text:span><text:span text:style-name="Strong_20_Emphasis"><text:span text:style-name="T39">omme nous pouvons le voir, par défaut, la commande </text:span></text:span><text:span text:style-name="Strong_20_Emphasis"><text:span text:style-name="T48">get</text:span></text:span><text:span text:style-name="Strong_20_Emphasis"><text:span text:style-name="T39">, télécharge le fichier dans le système local avec le même nom. Nous pouvons télécharger un fichier distant avec un nom différent en précisant le nom à la fin. (Cela s'applique uniquement lors du téléchargement d'un seul fichier). <text:s/></text:span></text:span></text:p>
      <text:p text:style-name="P44"><text:span text:style-name="Strong_20_Emphasis"><text:span text:style-name="T39"/></text:span></text:p>
      <text:p text:style-name="P44"><text:span text:style-name="Strong_20_Emphasis"><text:span text:style-name="T40">Quiter sftp</text:span></text:span></text:p>
      <text:p text:style-name="P44"><text:span text:style-name="Strong_20_Emphasis"><text:span text:style-name="T40"/></text:span></text:p>
      <text:p text:style-name="P49"><text:span text:style-name="Strong_20_Emphasis"><text:span text:style-name="T58">sftp&gt; quit</text:span></text:span></text:p>
      <text:p text:style-name="P49"><text:span text:style-name="Strong_20_Emphasis"><text:span text:style-name="T58">quit</text:span></text:span></text:p>
      <text:p text:style-name="P49"><text:span text:style-name="Strong_20_Emphasis"><text:span text:style-name="T58">pi@raspberrypi:~ $</text:span></text:span></text:p>
      <text:p text:style-name="P44"><text:span text:style-name="Strong_20_Emphasis"><text:span text:style-name="T40"/></text:span></text:p>
      <text:p text:style-name="P44"><text:span text:style-name="Strong_20_Emphasis"><text:span text:style-name="T40"/></text:span></text:p>
      <text:p text:style-name="P34"/>
      <text:h text:style-name="P55" text:outline-level="2">Travailler à distance</text:h>
      <text:p text:style-name="P9"/>
      <text:p text:style-name="P10">Il existe plusieurs commandes permettant d’effectuer du travail à distance, c’est-à-dire d’ouvrir une session interactive sur une machine distante avec un shell complet (en incluant toutes les commandes de Bash). Historiquement, la commande <text:span text:style-name="T32">telnet</text:span> était utilisée pour le travail à distance. Elle n’est cependant plus utilisée à cause de problèmes de sécurité. En effet, la commande telnet n’encrypte pas les échanges. La commande utilisée actuellement est la commande <text:span text:style-name="T32">ssh</text:span>.</text:p>
      <text:p text:style-name="P10"/>
      <text:p text:style-name="P11"><text:soft-page-break/>La commande ssh (Secure Shell) permet d’ouvrir une session interactive sur une machine distante mais nécessite d’avoir un nom d’utilisateur et un mot de passe sur cette machine distante. Pour se connecter à la machine exemple.com avec le nom d’utilisateur alice nous utilisons la commande</text:p>
      <text:p text:style-name="P11"/>
      <text:p text:style-name="P42"><text:span text:style-name="T30"><text:tab/></text:span><text:span text:style-name="T27">ssh alice@exemple.com</text:span></text:p>
      <text:p text:style-name="P4"/>
      <text:p text:style-name="P4"/>
      <text:p text:style-name="P6"/>
      <text:p text:style-name="P5"/>
      <text:p text:style-name="P5"/>
      <text:p text:style-name="P5"/>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Muli" svg:font-family="Muli, sans-serif"/>
    <style:font-face style:name="monospace" svg:font-family="monospace"/>
    <style:font-face style:name="sans-serif" svg:font-family="sans-serif"/>
    <style:font-face style:name="Noto Mono1" svg:font-family="'Noto Mono'" style:font-pitch="fixed"/>
    <style:font-face style:name="Liberation Mono" svg:font-family="'Liberation Mono'" style:font-family-generic="modern" style:font-pitch="fixed"/>
    <style:font-face style:name="Noto Mono" svg:font-family="'Noto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a225" officeooo:paragraph-rsid="0006a225"/>
    </style:style>
    <style:style style:name="MT1" style:family="text">
      <style:text-properties officeooo:rsid="00243fb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rchiver compresser et transférer les données</text:span><text:tab/><text:tab/>page <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9-21T13:31:02.695690021</meta:creation-date>
    <dc:date>2020-11-10T14:48:16.415552387</dc:date>
    <meta:editing-duration>PT1H26M23S</meta:editing-duration>
    <meta:editing-cycles>15</meta:editing-cycles>
    <meta:generator>LibreOffice/6.3.5.2$Linux_X86_64 LibreOffice_project/30$Build-2</meta:generator>
    <meta:document-statistic meta:table-count="0" meta:image-count="0" meta:object-count="0" meta:page-count="9" meta:paragraph-count="167" meta:word-count="2171" meta:character-count="14822" meta:non-whitespace-character-count="11855"/>
  </office:meta>
</office:document-meta>
</file>